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3f05" officeooo:paragraph-rsid="001a3f05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a3f05" officeooo:paragraph-rsid="001a3f05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a8f3a" officeooo:paragraph-rsid="001a3f05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a8f3a" officeooo:paragraph-rsid="001a3f05"/>
    </style:style>
    <style:style style:name="P5" style:family="paragraph" style:parent-style-name="Standard">
      <style:paragraph-properties fo:text-align="center" style:justify-single-word="false"/>
      <style:text-properties style:text-underline-style="none" officeooo:rsid="001a8f3a" officeooo:paragraph-rsid="001a3f05"/>
    </style:style>
    <style:style style:name="P6" style:family="paragraph" style:parent-style-name="Standard">
      <style:paragraph-properties fo:text-align="center" style:justify-single-word="false" style:writing-mode="lr-tb"/>
      <style:text-properties style:text-underline-style="solid" style:text-underline-width="auto" style:text-underline-color="font-color" officeooo:rsid="001a8f3a" officeooo:paragraph-rsid="001a3f05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416cm" fo:min-width="0.4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3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dash" draw:stroke-dash="Fine_20_Dashed" svg:stroke-width="0.035cm" svg:stroke-color="#ff4000" draw:marker-start-width="0.406cm" draw:marker-end-width="0.406cm" draw:fill-color="#ff0000" draw:textarea-horizontal-align="center" draw:textarea-vertical-align="middle" fo:padding-top="0.018cm" fo:padding-bottom="0.018cm" fo:padding-left="0.018cm" fo:padding-right="0.018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Julian Guillermo Zapata Rugeles </text:p>
      <text:p text:style-name="P1"/>
      <text:p text:style-name="P1"/>
      <text:p text:style-name="P1">Solución propuesta para parcial 1 informática 2 UdeA</text:p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draw:line text:anchor-type="paragraph" draw:z-index="1" draw:name="Forma3" draw:style-name="gr1" draw:text-style-name="P7" svg:x1="0.328cm" svg:y1="3.787cm" svg:x2="4.727cm" svg:y2="0.459cm"><text:p/></draw:line><text:soft-page-break/></text:p>
      <text:p text:style-name="P6"/>
      <text:p text:style-name="P4"><draw:ellipse text:anchor-type="paragraph" draw:z-index="4" draw:name="Forma5" draw:style-name="gr4" draw:text-style-name="P9" svg:width="1.865cm" svg:height="3.021cm" svg:x="1.386cm" svg:y="0.011cm" draw:kind="arc" draw:start-angle="284.38" draw:end-angle="87.47"><text:p/></draw:ellipse></text:p>
      <text:p text:style-name="P4"><draw:frame text:anchor-type="paragraph" draw:z-index="3" draw:name="Forma4" draw:style-name="gr3" draw:text-style-name="P8" svg:width="13.23cm" svg:height="1.366cm" svg:x="4.505cm" svg:y="0.042cm"><draw:text-box><text:p>El cuerpo tiene velocidad Inicial V0 y forma un ángulo <text:span text:style-name="T1">A</text:span><text:span text:style-name="T2"> <text:s/>con el plano horizontal (linea intermitente roja)</text:span></text:p></draw:text-box></draw:frame></text:p>
      <text:p text:style-name="P4"/>
      <text:p text:style-name="P4"/>
      <text:p text:style-name="P4"><draw:custom-shape text:anchor-type="paragraph" draw:z-index="2" draw:name="Forma2" draw:style-name="gr2" svg:width="0.586cm" svg:height="0.586cm" svg:x="0.328cm" svg:y="0.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><draw:line text:anchor-type="paragraph" draw:z-index="0" draw:name="Forma1" draw:style-name="gr1" draw:text-style-name="P7" svg:x1="0.3cm" svg:y1="0.062cm" svg:x2="14.392cm" svg:y2="0.062cm"><text:p/></draw:lin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7T14:09:31.989943990</meta:creation-date>
    <dc:date>2020-10-17T14:31:44.806095888</dc:date>
    <meta:editing-duration>PT12M2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2" meta:paragraph-count="2" meta:word-count="12" meta:character-count="84" meta:non-whitespace-character-count="73"/>
  </office:meta>
</office:document-meta>
</file>